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dEntity.EndEntity( Locator location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d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dEntity.execute( XMLConsumer consumer , ExpressionContext expressionContext , ExecutionContext executionContext , MacroContext macroContext , Event startEvent , Event end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